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fa17" officeooo:paragraph-rsid="0000fa17"/>
    </style:style>
    <style:style style:name="P2" style:family="paragraph" style:parent-style-name="Text_20_body">
      <style:text-properties officeooo:rsid="0001b107" officeooo:paragraph-rsid="0001b107"/>
    </style:style>
    <style:style style:name="P3" style:family="paragraph" style:parent-style-name="Text_20_body">
      <style:text-properties officeooo:paragraph-rsid="0001b107"/>
    </style:style>
    <style:style style:name="P4" style:family="paragraph" style:parent-style-name="Text_20_body">
      <style:text-properties officeooo:rsid="00035233" officeooo:paragraph-rsid="00035233"/>
    </style:style>
    <style:style style:name="P5" style:family="paragraph" style:parent-style-name="Text_20_body">
      <style:text-properties fo:font-weight="bold" officeooo:rsid="00035233" officeooo:paragraph-rsid="00035233" style:font-weight-asian="bold" style:font-weight-complex="bold"/>
    </style:style>
    <style:style style:name="P6" style:family="paragraph" style:parent-style-name="Text_20_body">
      <style:text-properties fo:font-weight="bold" officeooo:rsid="0005140e" officeooo:paragraph-rsid="0005140e" style:font-weight-asian="bold" style:font-weight-complex="bold"/>
    </style:style>
    <style:style style:name="P7" style:family="paragraph" style:parent-style-name="Text_20_body">
      <style:text-properties fo:font-weight="bold" officeooo:rsid="0007a3cd" officeooo:paragraph-rsid="0007a3cd" style:font-weight-asian="bold" style:font-weight-complex="bold"/>
    </style:style>
    <style:style style:name="P8" style:family="paragraph" style:parent-style-name="Text_20_body">
      <style:text-properties fo:font-weight="bold" officeooo:rsid="000842a7" officeooo:paragraph-rsid="000842a7" style:font-weight-asian="bold" style:font-weight-complex="bold"/>
    </style:style>
    <style:style style:name="P9" style:family="paragraph" style:parent-style-name="Text_20_body">
      <style:text-properties fo:font-weight="bold" officeooo:rsid="000a6022" officeooo:paragraph-rsid="000a6022" style:font-weight-asian="bold" style:font-weight-complex="bold"/>
    </style:style>
    <style:style style:name="P10" style:family="paragraph" style:parent-style-name="Text_20_body">
      <style:text-properties fo:font-weight="normal" officeooo:rsid="0005140e" officeooo:paragraph-rsid="0005140e" style:font-weight-asian="normal" style:font-weight-complex="normal"/>
    </style:style>
    <style:style style:name="P11" style:family="paragraph" style:parent-style-name="Text_20_body">
      <style:text-properties fo:font-weight="normal" officeooo:rsid="0007a3cd" officeooo:paragraph-rsid="0007a3cd" style:font-weight-asian="normal" style:font-weight-complex="normal"/>
    </style:style>
    <style:style style:name="P12" style:family="paragraph" style:parent-style-name="Text_20_body">
      <style:text-properties fo:font-weight="normal" officeooo:rsid="0007c9e4" officeooo:paragraph-rsid="0007c9e4" style:font-weight-asian="normal" style:font-weight-complex="normal"/>
    </style:style>
    <style:style style:name="P13" style:family="paragraph" style:parent-style-name="Text_20_body">
      <style:text-properties fo:font-weight="normal" officeooo:rsid="000842a7" officeooo:paragraph-rsid="000842a7" style:font-weight-asian="normal" style:font-weight-complex="normal"/>
    </style:style>
    <style:style style:name="P14" style:family="paragraph" style:parent-style-name="Text_20_body">
      <style:text-properties fo:font-weight="normal" officeooo:rsid="000a3ee3" officeooo:paragraph-rsid="000a3ee3" style:font-weight-asian="normal" style:font-weight-complex="normal"/>
    </style:style>
    <style:style style:name="P15" style:family="paragraph" style:parent-style-name="Text_20_body">
      <style:text-properties fo:font-weight="normal" officeooo:rsid="000a6022" officeooo:paragraph-rsid="000a6022" style:font-weight-asian="normal" style:font-weight-complex="normal"/>
    </style:style>
    <style:style style:name="P16" style:family="paragraph" style:parent-style-name="Text_20_body">
      <style:text-properties officeooo:rsid="0005140e" officeooo:paragraph-rsid="0005140e"/>
    </style:style>
    <style:style style:name="P17" style:family="paragraph" style:parent-style-name="Text_20_body">
      <style:text-properties officeooo:paragraph-rsid="00068514"/>
    </style:style>
    <style:style style:name="P18" style:family="paragraph" style:parent-style-name="Text_20_body">
      <style:text-properties style:font-name="Liberation Sans" fo:font-size="14.1000003814697pt" fo:font-weight="bold" officeooo:rsid="0000fa17" officeooo:paragraph-rsid="0000fa17" style:font-name-asian="Microsoft YaHei" style:font-size-asian="14.1000003814697pt" style:font-weight-asian="bold" style:font-name-complex="Mangal" style:font-size-complex="14.1000003814697pt" style:font-weight-complex="bold"/>
    </style:style>
    <style:style style:name="P19" style:family="paragraph" style:parent-style-name="Text_20_body">
      <style:text-properties officeooo:paragraph-rsid="000a3ee3"/>
    </style:style>
    <style:style style:name="P20" style:family="paragraph" style:parent-style-name="Text_20_body">
      <style:paragraph-properties fo:break-before="page"/>
      <style:text-properties fo:font-weight="bold" officeooo:rsid="0007c9e4" officeooo:paragraph-rsid="0007c9e4" style:font-weight-asian="bold" style:font-weight-complex="bold"/>
    </style:style>
    <style:style style:name="P21" style:family="paragraph" style:parent-style-name="Heading_20_3">
      <style:text-properties officeooo:rsid="0001b107" officeooo:paragraph-rsid="0001b107"/>
    </style:style>
    <style:style style:name="P22" style:family="paragraph" style:parent-style-name="Heading_20_3">
      <style:text-properties officeooo:rsid="00068514" officeooo:paragraph-rsid="00068514"/>
    </style:style>
    <style:style style:name="P23" style:family="paragraph" style:parent-style-name="Heading_20_3">
      <style:paragraph-properties fo:break-before="page"/>
      <style:text-properties officeooo:rsid="000a3ee3" officeooo:paragraph-rsid="000a3ee3"/>
    </style:style>
    <style:style style:name="P24" style:family="paragraph" style:parent-style-name="Text_20_body">
      <style:text-properties fo:font-weight="normal" officeooo:rsid="000d65dd" officeooo:paragraph-rsid="000d65dd" style:font-weight-asian="normal" style:font-weight-complex="normal"/>
    </style:style>
    <style:style style:name="P25" style:family="paragraph" style:parent-style-name="Text_20_body">
      <style:text-properties fo:font-weight="bold" officeooo:rsid="000d65dd" officeooo:paragraph-rsid="000d65dd" style:font-weight-asian="bold" style:font-weight-complex="bold"/>
    </style:style>
    <style:style style:name="T1" style:family="text">
      <style:text-properties officeooo:rsid="00035233"/>
    </style:style>
    <style:style style:name="T2" style:family="text">
      <style:text-properties officeooo:rsid="0007c9e4"/>
    </style:style>
    <style:style style:name="T3" style:family="text">
      <style:text-properties officeooo:rsid="000842a7"/>
    </style:style>
    <style:style style:name="T4" style:family="text">
      <style:text-properties officeooo:rsid="000a3e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sons learned; Drone main board with FPGA - schematic and PCB</text:h>
      <text:p text:style-name="P18"/>
      <text:p text:style-name="P1">Note: This is the first (somewhat) complex PCB I’ve ever made. Before this I had only ever made a couple of very simple (and not very good) 2-layer PCBs. About a year before I made this I made a couple of very simple PCBs for the drone project, mostly tying a bunch of development boards together. They worked, but didn’t look great. The last time before that was many years ago, during the short work stint I did before my burnout, and a couple of VERY simple ones during school and internships. <text:line-break/>This was the first time I had ever attempted a 4 layer board, or a multi-page schematic.</text:p>
      <text:p text:style-name="P1"/>
      <text:h text:style-name="P21" text:outline-level="3">Lessons about the project as a whole</text:h>
      <text:p text:style-name="P2">During most of the work I did on this project I was working ahead of my own abilities. I had never made a 4 layer PCB before, never made a multi-page schematic before, never did a BGA chip before, never did a board this densely packed before, never did multiple power stages before, etc, etc.</text:p>
      <text:p text:style-name="P2">While it was daunting from time to time, I also enjoyed it. Working this way allowed me to learn a great deal of new skills, and I constantly had to challenge myself to learn, to find out, and to solve problems I’d never had to solve before.</text:p>
      <text:p text:style-name="P2">While it did take quite a while to finish, and it was a lot of work, it was never too difficult. <text:span text:style-name="T1">In the end, while it was hard work, it wasn’t nearly as daunting as I felt in the beginning.</text:span></text:p>
      <text:p text:style-name="P4">I just love a challenge.</text:p>
      <text:h text:style-name="P21" text:outline-level="3">Lessons about multi-page schematics</text:h>
      <text:p text:style-name="P3"/>
      <text:p text:style-name="P5">Don’t make sheets too busy. If you use multiple sheets, use multiple sheets! </text:p>
      <text:p text:style-name="P4">While you might lose some readability if you spread a system over multiple sheets, I feel that you lose even more readability if you cram too many things on a single sheet, and you end up with a big mess.</text:p>
      <text:p text:style-name="P4">Bad example: “USB and Flash Memory” or “Sensors”. Better example: “Power distribution and estimation” or “Engine signals, LEDs, and GPIO” (though the last one could just have been separate sheets instead of having a sub sheet.)</text:p>
      <text:p text:style-name="P4"/>
      <text:p text:style-name="P4"/>
      <text:p text:style-name="P4"/>
      <text:p text:style-name="P5"><text:soft-page-break/>Use a consistent page layout.</text:p>
      <text:p text:style-name="P10">Speaks for itself. Have a consistent layout throughout the whole schematic, that makes it more readable. </text:p>
      <text:p text:style-name="P10">Bad example: This schematic. Better example: The remote-centerboard schematic.</text:p>
      <text:p text:style-name="P10"/>
      <text:p text:style-name="P10">Followup:</text:p>
      <text:p text:style-name="P6">Have a consistent sheet IO layout and formatting.</text:p>
      <text:p text:style-name="P10">Since global signals have to be by definition on multiple sheets, it is much more readable (and usable in design) if the sheet IO is always in the same place on the sheet, and always formatted the same way. </text:p>
      <text:p text:style-name="P10">Proposed layout and formatting going forwards: Sheet IO is on the top left side of the page. Nothing to the left of it, or above it. Global label to the left, then a two-tick (100 mils) wire, and then the local net label extending to the right. This makes copying and using on other sheets much easier, plus it is easier to read when cross referencing.</text:p>
      <text:p text:style-name="P16">Bad example: Almost every sheet in this project. Better example: <text:s/>The remote-centerboard schematic.</text:p>
      <text:p text:style-name="P16"/>
      <text:h text:style-name="P22" text:outline-level="3">Lessons about schematic design in general</text:h>
      <text:p text:style-name="P17"/>
      <text:p text:style-name="P7">Other peoples projects can be wrong. Always check the datasheets.</text:p>
      <text:p text:style-name="P11">This isn’t really something NEW I learned, but it was reinforced. </text:p>
      <text:p text:style-name="P11">FPGA datasheets are very, very long and complicated. It can be difficult to find the answers you seek in the several hundred pages, spread over almost 10 different documents. Because of this I went looking for some reference designs, to see how they did it. The official Intel development board has a public schematic, and while that is useful, it also uses a lot of very expensive Intel components, and components I don’t need in my design. I found a public design someone posted online, and used that as a loose guide on how to connect the FPGA. It did have several choices that I found questionable. <text:span text:style-name="T2">It took me several hours of digging through the datasheets to come to the conclusion that I was right. The choices made in that design might work there, but it would not have worked in my design. </text:span></text:p>
      <text:p text:style-name="P12">You can use other peoples designs for inspiration, but never blindly copy them. (Even aside from the legal questions of copying someone else’ design.) </text:p>
      <text:p text:style-name="P20">Creating new schematic symbols or editing them is easy, and often worth it.</text:p>
      <text:p text:style-name="P12">Not everything you want to use in your design will have a neat pre-made symbol in your CAD tool. Often you can find symbols for free on distributors sites, or sites like <text:span text:style-name="T3">SnapEDA or Samacsys. </text:span></text:p>
      <text:p text:style-name="P13">Even when you do find symbols, they might not always be laid-out in a way that you like. Luckily, most licenses from free symbols allow you to freely edit the symbols. This is relatively easy, and can improve the usability of the symbols greatly.</text:p>
      <text:p text:style-name="P13">If you can’t find a symbol, just create it yourself. This too is easy (though a bit more work often). </text:p>
      <text:p text:style-name="P13">Examples: Many symbols in the schematic are those I created myself, or edited for my own use. I can’t share the library, because while the license allows me to alter the downloaded symbols and use them in any way I like, I can’t distribute them, so that git repository is private. </text:p>
      <text:p text:style-name="P13"/>
      <text:p text:style-name="P8">Order pins the right way in edited/created symbols. </text:p>
      <text:p text:style-name="P13">As an example, the Cyclone 10 LP symbol in the schematic does not have a nice pin ordering. The banks are well sorted, and the layout is decent, but the pins are not sorted. </text:p>
      <text:p text:style-name="P13">Finding a usable symbol for the Cyclone was very hard. <text:span text:style-name="T4">In the end I only found monolith symbols (all 484 pins on a single block) or the symbol provided by Intel itself (which was a OrCad symbol, which KiCad can’t handle.)</text:span></text:p>
      <text:p text:style-name="P14">I spent quite a bit creating my own symbol from one of the downloaded ones. That was a bit sanity stripping. Sorting 484 pins into useful groupings, pins not having the correct length or spacing (the symbol I downloaded was made with 25 mils spacing, the standard KiCad spacing is 50 mils), and a couple of pins with incomplete names. </text:p>
      <text:p text:style-name="P14">In hindsight I should have spend even more time and properly sorted the pins. During design later searching for the pins was a bit tedious. Properly sorting pins makes a nicer symbol, and improves later use, especially if you plan to use the symbol more than once.</text:p>
      <text:p text:style-name="P14"/>
      <text:p text:style-name="P25">Be consistent with value labeling.</text:p>
      <text:p text:style-name="P24">(As far as I know) It is widely accepted practice to label resistor values with the “multiplier” replacing the period, like if you want to label 4.7k Ohm resistor, you call it 4k7. I’ve been using this consistently. However, do you do the same with capacitors and inductors? I’ve seen the internet be divided. I’ve tried both, and changed my mind on it several times. 1p5F is consistent with the way resistors are labeled, but it just doesn’t look right to me. 1.5pF looks much better to me, but then you have two different methods of labeling. I don’t know the “correct” answer, but I’ve chosen to stick with 1.5pF for now.</text:p>
      <text:p text:style-name="P14"/>
      <text:h text:style-name="P23" text:outline-level="3">Lessons about PCB layout.</text:h>
      <text:p text:style-name="P19"/>
      <text:p text:style-name="P9">A four layer board is less full than you think.</text:p>
      <text:p text:style-name="P15">When you look at a fairly densely packed PCB with both top and bottom layers showing, it might look like there isn’t a square millimeter left for use, while there is still plenty of space. When you are dealing with relatively low frequency digital devices, especially on a four layer board with a ground and power layer between top and bottom, placing components opposite each other, or laying traces on top of each other is possible. </text:p>
      <text:p text:style-name="P15">This might look impossibly busy, and you might need to just look at it with a single layer active, but it is doable. <text:s/>Using the 3D viewer also gives you a clear view of both sides and how full they are. </text:p>
      <text:p text:style-name="P15"/>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2-18T10:26:01.100000000</dc:date>
    <meta:editing-duration>PT55M15S</meta:editing-duration>
    <meta:editing-cycles>4</meta:editing-cycles>
    <meta:document-statistic meta:table-count="0" meta:image-count="0" meta:object-count="0" meta:page-count="4" meta:paragraph-count="40" meta:word-count="1320" meta:character-count="7333" meta:non-whitespace-character-count="6036"/>
  </office:meta>
</office:document-meta>
</file>